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9a1072" officeooo:paragraph-rsid="009a1072"/>
    </style:style>
    <style:style style:name="P2" style:family="paragraph" style:parent-style-name="text" style:list-style-name="L1">
      <style:text-properties style:font-name="Times New Roman" officeooo:rsid="00a8afe5" officeooo:paragraph-rsid="00a8afe5" style:font-size-asian="10.5pt"/>
    </style:style>
    <style:style style:name="P3" style:family="paragraph" style:parent-style-name="text" style:list-style-name="L1">
      <style:text-properties style:font-name="Times New Roman" officeooo:rsid="00a97b24" officeooo:paragraph-rsid="00a97b24" style:font-size-asian="10.5pt"/>
    </style:style>
    <style:style style:name="P4" style:family="paragraph" style:parent-style-name="text" style:list-style-name="L1">
      <style:text-properties style:font-name="Times New Roman" officeooo:rsid="00aa22e0" officeooo:paragraph-rsid="00aa22e0" style:font-size-asian="10.5pt"/>
    </style:style>
    <style:style style:name="P5" style:family="paragraph" style:parent-style-name="text" style:list-style-name="L1">
      <style:text-properties style:font-name="Times New Roman" officeooo:rsid="00aa7ed1" officeooo:paragraph-rsid="00aa7ed1" style:font-size-asian="10.5pt"/>
    </style:style>
    <style:style style:name="P6" style:family="paragraph" style:parent-style-name="text" style:list-style-name="L1">
      <style:text-properties style:font-name="Times New Roman" officeooo:rsid="00ab2465" officeooo:paragraph-rsid="00ab2465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004706242" text:style-name="L1">
        <text:list-item>
          <text:p text:style-name="P2">Sergej Jesmin</text:p>
          <text:list>
            <text:list-item>
              <text:p text:style-name="P2">Anna Sněginová</text:p>
              <text:list>
                <text:list-item>
                  <text:p text:style-name="P2">poléma</text:p>
                </text:list-item>
              </text:list>
            </text:list-item>
            <text:list-item>
              <text:p text:style-name="P2">Moskevské hospody, Verše skandalistovy</text:p>
              <text:list>
                <text:list-item>
                  <text:p text:style-name="P2">melodická</text:p>
                </text:list-item>
                <text:list-item>
                  <text:p text:style-name="P2">nostalgická, smutná</text:p>
                </text:list-item>
                <text:list-item>
                  <text:p text:style-name="P2">tragické osudy jednotlivce</text:p>
                </text:list-item>
              </text:list>
            </text:list-item>
            <text:list-item>
              <text:p text:style-name="P3">Chuligánvoa zpověď</text:p>
              <text:list>
                <text:list-item>
                  <text:p text:style-name="P3">pohled na venkov</text:p>
                  <text:list>
                    <text:list-item>
                      <text:p text:style-name="P3">vyrůstal tam</text:p>
                    </text:list-item>
                    <text:list-item>
                      <text:p text:style-name="P3">líbilo se mu tam</text:p>
                    </text:list-item>
                    <text:list-item>
                      <text:p text:style-name="P3">momentálně žije ve městě, tvrdí, že venkov je zaostalejší</text:p>
                    </text:list-item>
                    <text:list-item>
                      <text:p text:style-name="P4">hlásí se, že je z venkova i když mu je jedno, co si o něm myslí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Christian Morgenstern</text:p>
          <text:list>
            <text:list-item>
              <text:p text:style-name="P4">Rakušák</text:p>
            </text:list-item>
            <text:list-item>
              <text:p text:style-name="P4">experintální básník</text:p>
            </text:list-item>
            <text:list-item>
              <text:p text:style-name="P4">předchůdce hravých stylů</text:p>
            </text:list-item>
            <text:list-item>
              <text:p text:style-name="P4">šibeniční písně</text:p>
            </text:list-item>
          </text:list>
        </text:list-item>
        <text:list-item>
          <text:p text:style-name="P5">Guillaume Apollinaire</text:p>
          <text:list>
            <text:list-item>
              <text:p text:style-name="P5">vnímám jako autor převážně Francouzský</text:p>
            </text:list-item>
            <text:list-item>
              <text:p text:style-name="P5">zemřel ve válce na Španělskou chřipku</text:p>
            </text:list-item>
            <text:list-item>
              <text:p text:style-name="P5">částečně poezie; prozaik</text:p>
            </text:list-item>
            <text:list-item>
              <text:p text:style-name="P5">Kacíř a spol – pražský chodec</text:p>
            </text:list-item>
            <text:list-item>
              <text:p text:style-name="P5">Zahnívající kouzelník</text:p>
              <text:list>
                <text:list-item>
                  <text:p text:style-name="P5">román</text:p>
                </text:list-item>
                <text:list-item>
                  <text:p text:style-name="P5">inspiroval Vítěslava Nezvala: Podivuhodný kouzelník</text:p>
                </text:list-item>
              </text:list>
            </text:list-item>
            <text:list-item>
              <text:p text:style-name="P5">Alkoholy</text:p>
              <text:list>
                <text:list-item>
                  <text:p text:style-name="P5">Pásmo</text:p>
                  <text:list>
                    <text:list-item>
                      <text:p text:style-name="P5">báseň</text:p>
                    </text:list-item>
                    <text:list-item>
                      <text:p text:style-name="P5">od té doby označuje žánr</text:p>
                      <text:list>
                        <text:list-item>
                          <text:p text:style-name="P5">multitématický</text:p>
                        </text:list-item>
                        <text:list-item>
                          <text:p text:style-name="P5">prolínání časových pásem</text:p>
                        </text:list-item>
                        <text:list-item>
                          <text:p text:style-name="P5">nulová interpunkce</text:p>
                        </text:list-item>
                        <text:list-item>
                          <text:p text:style-name="P5">působí jako prooudd <text:s/>vědomí</text:p>
                        </text:list-item>
                        <text:list-item>
                          <text:p text:style-name="P5">množství metafo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Kaligramy</text:p>
              <text:list>
                <text:list-item>
                  <text:p text:style-name="P6">sbírka z válečných let</text:p>
                </text:list-item>
                <text:list-item>
                  <text:p text:style-name="P6">kaligramy = báseň garicky upravená tak, aby vypadala jako obrázek</text:p>
                </text:list-item>
              </text:list>
            </text:list-item>
            <text:list-item>
              <text:p text:style-name="P6">Prsy Tirésiovy</text:p>
              <text:list>
                <text:list-item>
                  <text:p text:style-name="P6">divadelní hra</text:p>
                </text:list-item>
                <text:list-item>
                  <text:p text:style-name="P6">hlavní postava Tereza</text:p>
                </text:list-item>
                <text:list-item>
                  <text:p text:style-name="P6">žije v kolonii</text:p>
                </text:list-item>
                <text:list-item>
                  <text:p text:style-name="P6">rozhodne se emancipoovat</text:p>
                </text:list-item>
                <text:list-item>
                  <text:p text:style-name="P6">chce oddělat své ženské znaky</text:p>
                </text:list-item>
                <text:list-item>
                  <text:p text:style-name="P6">=&gt; Tirezius</text:p>
                </text:list-item>
                <text:list-item>
                  <text:p text:style-name="P6">manžel nespokojen</text:p>
                </text:list-item>
                <text:list-item>
                  <text:p text:style-name="P6">sirealismus, až absurdita</text:p>
                </text:list-item>
              </text:list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3T19:36:35.122000000</meta:creation-date>
    <dc:date>2020-03-05T18:08:50.122205103</dc:date>
    <meta:editing-duration>P3DT7H26M5S</meta:editing-duration>
    <meta:editing-cycles>71</meta:editing-cycles>
    <meta:generator>LibreOffice/6.4.1.2$Linux_X86_64 LibreOffice_project/40$Build-2</meta:generator>
    <meta:document-statistic meta:table-count="0" meta:image-count="0" meta:object-count="0" meta:page-count="1" meta:paragraph-count="48" meta:word-count="198" meta:character-count="1072" meta:non-whitespace-character-count="967"/>
  </office:meta>
</office:document-meta>
</file>